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font-weight="bold" style:font-weight-asian="bold" style:font-weight-complex="bold" fo:background-color="#dddddd" fo:border="0.06pt solid #000000" style:text-align-source="fix"/>
      <style:paragraph-properties fo:text-align="start" fo:margin-lef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10" table:style-name="lpod_auto_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number-columns-repeated="10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